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, 'Fira Mono', Menlo, Consolas, 'DejaVu Sans Mono', monospac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background-color="#ffffff"/>
      <style:text-properties fo:color="#000000" loext:opacity="100%" fo:background-color="#ffffff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>
      <loext:graphic-properties draw:fill="solid" draw:fill-color="#ffffff" draw:opacity="100%"/>
      <style:paragraph-properties fo:background-color="#ffffff"/>
    </style:style>
    <style:style style:name="P4" style:family="paragraph" style:parent-style-name="Heading_20_3">
      <loext:graphic-properties draw:fill="solid" draw:fill-color="#ffffff" draw:opacity="100%"/>
      <style:paragraph-properties fo:background-color="#ffffff"/>
      <style:text-properties fo:color="#000000" loext:opacity="100%" fo:background-color="#ffffff"/>
    </style:style>
    <style:style style:name="P5" style:family="paragraph" style:parent-style-name="Heading_20_2">
      <loext:graphic-properties draw:fill="solid" draw:fill-color="#ffffff" draw:opacity="100%"/>
      <style:paragraph-properties fo:background-color="#ffffff"/>
      <style:text-properties fo:color="#000000" loext:opacity="100%" fo:background-color="#ffffff"/>
    </style:style>
    <style:style style:name="P6" style:family="paragraph" style:parent-style-name="Preformatted_20_Text" style:list-style-name="L2">
      <loext:graphic-properties draw:fill="solid" draw:fill-color="#ffffff" draw:opacity="100%"/>
      <style:paragraph-properties fo:background-color="#ffffff"/>
    </style:style>
    <style:style style:name="P7" style:family="paragraph" style:parent-style-name="Preformatted_20_Text" style:list-style-name="L2">
      <loext:graphic-properties draw:fill="solid" draw:fill-color="#ffffff" draw:opacity="100%"/>
      <style:paragraph-properties fo:margin-top="0in" fo:margin-bottom="0.1965in" style:contextual-spacing="false" fo:background-color="#ffffff"/>
    </style:style>
    <style:style style:name="P8" style:family="paragraph" style:parent-style-name="Preformatted_20_Text" style:list-style-name="L3">
      <loext:graphic-properties draw:fill="solid" draw:fill-color="#ffffff" draw:opacity="100%"/>
      <style:paragraph-properties fo:background-color="#ffffff"/>
    </style:style>
    <style:style style:name="P9" style:family="paragraph" style:parent-style-name="Preformatted_20_Text" style:list-style-name="L3">
      <loext:graphic-properties draw:fill="solid" draw:fill-color="#ffffff" draw:opacity="100%"/>
      <style:paragraph-properties fo:margin-top="0in" fo:margin-bottom="0.1965in" style:contextual-spacing="false" fo:background-color="#ffffff"/>
    </style:style>
    <style:style style:name="P10" style:family="paragraph" style:parent-style-name="Text_20_body" style:list-style-name="L1">
      <loext:graphic-properties draw:fill="solid" draw:fill-color="#ffffff" draw:opacity="100%"/>
      <style:paragraph-properties fo:background-color="#ffffff"/>
    </style:style>
    <style:style style:name="P11" style:family="paragraph" style:parent-style-name="Text_20_body" style:list-style-name="L2">
      <loext:graphic-properties draw:fill="solid" draw:fill-color="#ffffff" draw:opacity="100%"/>
      <style:paragraph-properties fo:background-color="#ffffff"/>
    </style:style>
    <style:style style:name="P12" style:family="paragraph" style:parent-style-name="Text_20_body" style:list-style-name="L3">
      <loext:graphic-properties draw:fill="solid" draw:fill-color="#ffffff" draw:opacity="100%"/>
      <style:paragraph-properties fo:background-color="#ffffff"/>
    </style:style>
    <style:style style:name="P13" style:family="paragraph" style:parent-style-name="Text_20_body" style:list-style-name="L3">
      <loext:graphic-properties draw:fill="solid" draw:fill-color="#ffffff" draw:opacity="100%"/>
      <style:paragraph-properties fo:margin-top="0in" fo:margin-bottom="0in" style:contextual-spacing="false" fo:background-color="#ffffff"/>
    </style:style>
    <style:style style:name="P14" style:family="paragraph" style:parent-style-name="Text_20_body" style:list-style-name="L3">
      <loext:graphic-properties draw:fill="solid" draw:fill-color="#ffffff" draw:opacity="100%"/>
      <style:paragraph-properties fo:background-color="#ffffff"/>
      <style:text-properties fo:color="#000000" loext:opacity="100%" fo:background-color="#ffffff"/>
    </style:style>
    <style:style style:name="P15" style:family="paragraph" style:parent-style-name="Text_20_body" style:list-style-name="L3">
      <loext:graphic-properties draw:fill="solid" draw:fill-color="#ffffff" draw:opacity="100%"/>
      <style:paragraph-properties fo:margin-top="0in" fo:margin-bottom="0in" style:contextual-spacing="false" fo:background-color="#ffffff"/>
      <style:text-properties fo:color="#000000" loext:opacity="100%" fo:background-color="#ffffff"/>
    </style:style>
    <style:style style:name="P16" style:family="paragraph" style:parent-style-name="Text_20_body" style:list-style-name="L4">
      <loext:graphic-properties draw:fill="solid" draw:fill-color="#ffffff" draw:opacity="100%"/>
      <style:paragraph-properties fo:margin-top="0in" fo:margin-bottom="0in" style:contextual-spacing="false" fo:background-color="#ffffff"/>
      <style:text-properties fo:color="#000000" loext:opacity="100%" fo:background-color="#ffffff"/>
    </style:style>
    <style:style style:name="P17" style:family="paragraph" style:parent-style-name="Text_20_body" style:list-style-name="L4">
      <loext:graphic-properties draw:fill="solid" draw:fill-color="#ffffff" draw:opacity="100%"/>
      <style:paragraph-properties fo:background-color="#ffffff"/>
      <style:text-properties fo:color="#000000" loext:opacity="100%" fo:background-color="#ffffff"/>
    </style:style>
    <style:style style:name="P18" style:family="paragraph" style:parent-style-name="Text_20_body" style:list-style-name="L5">
      <loext:graphic-properties draw:fill="solid" draw:fill-color="#ffffff" draw:opacity="100%"/>
      <style:paragraph-properties fo:margin-top="0in" fo:margin-bottom="0in" style:contextual-spacing="false" fo:background-color="#ffffff"/>
      <style:text-properties fo:color="#000000" loext:opacity="100%" fo:background-color="#ffffff"/>
    </style:style>
    <style:style style:name="P19" style:family="paragraph" style:parent-style-name="Text_20_body" style:list-style-name="L5">
      <loext:graphic-properties draw:fill="solid" draw:fill-color="#ffffff" draw:opacity="100%"/>
      <style:paragraph-properties fo:background-color="#ffffff"/>
      <style:text-properties fo:color="#000000" loext:opacity="100%" fo:background-color="#ffffff"/>
    </style:style>
    <style:style style:name="P20" style:family="paragraph" style:parent-style-name="Text_20_body">
      <loext:graphic-properties draw:fill="solid" draw:fill-color="#ffffff" draw:opacity="100%"/>
      <style:paragraph-properties fo:background-color="#ffffff"/>
      <style:text-properties fo:color="#000000" loext:opacity="100%" fo:background-color="#ffffff"/>
    </style:style>
    <style:style style:name="P21" style:family="paragraph" style:parent-style-name="Text_20_body" style:list-style-name="L6">
      <loext:graphic-properties draw:fill="solid" draw:fill-color="#ffffff" draw:opacity="100%"/>
      <style:paragraph-properties fo:margin-top="0in" fo:margin-bottom="0in" style:contextual-spacing="false" fo:background-color="#ffffff"/>
      <style:text-properties fo:color="#000000" loext:opacity="100%" fo:background-color="#ffffff"/>
    </style:style>
    <style:style style:name="P22" style:family="paragraph" style:parent-style-name="Text_20_body" style:list-style-name="L6">
      <loext:graphic-properties draw:fill="solid" draw:fill-color="#ffffff" draw:opacity="100%"/>
      <style:paragraph-properties fo:background-color="#ffffff"/>
      <style:text-properties fo:color="#000000" loext:opacity="100%" fo:background-color="#ffffff"/>
    </style:style>
    <style:style style:name="P23" style:family="paragraph" style:parent-style-name="Text_20_body" style:list-style-name="L4">
      <loext:graphic-properties draw:fill="solid" draw:fill-color="#ffffff" draw:opacity="100%"/>
      <style:paragraph-properties fo:margin-top="0in" fo:margin-bottom="0in" style:contextual-spacing="false" fo:background-color="#ffffff"/>
    </style:style>
    <style:style style:name="P24" style:family="paragraph" style:parent-style-name="Text_20_body" style:list-style-name="L6">
      <loext:graphic-properties draw:fill="solid" draw:fill-color="#ffffff" draw:opacity="100%"/>
      <style:paragraph-properties fo:margin-top="0in" fo:margin-bottom="0in" style:contextual-spacing="false" fo:background-color="#ffffff"/>
    </style:style>
    <style:style style:name="T1" style:family="text">
      <style:text-properties fo:color="#000000" loext:opacity="100%" fo:background-color="#ffffff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Migrate / Restore VMs with XCP-ng</text:span></text:p>
      <text:p text:style-name="P1">I recently had hardware issues on one of my XCP‑ng hosts. Several VMs were lost and I had to rebuild the host from scratch. To rescue the remaining VMs I exported them to a new host I built recently.</text:p>
      <text:p text:style-name="P1">Because the host is reachable only remotely and is experiencing hardware failures, migration via the Xen Orchestra (XOA) integrated tool is not straightforward.</text:p>
      <text:p text:style-name="P3"><text:span text:style-name="Strong_20_Emphasis"><text:span text:style-name="T1">Network difficulty</text:span></text:span><text:span text:style-name="T1"> – I managed to connect my local XOA instance to the remote host, but I cannot initiate a migration because the remote host lacks a network route to my local XCP‑ng host.</text:span></text:p>
      <text:p text:style-name="P3"><text:span text:style-name="Strong_20_Emphasis"><text:span text:style-name="T1">Hardware difficulties</text:span></text:span><text:span text:style-name="T1"> – The host suffers from disk or back‑plane/controller problems, which complicates VM export; the CLI tools fail for several VMs.</text:span></text:p>
      <text:p text:style-name="P1">Below are three methods I used to back up all VMs.</text:p>
      <text:h text:style-name="P4" text:outline-level="3">1. xe vm‑export (CLI)</text:h>
      <text:p text:style-name="P3"><text:span text:style-name="T1">After installing XOA (Xen Orchestra), the simplest way to export a VM for migration is to use the </text:span><text:span text:style-name="Source_20_Text"><text:span text:style-name="T1">xe vm-export</text:span></text:span><text:span text:style-name="T1"> command.</text:span></text:p>
      <text:list xml:id="list2043105186" text:style-name="L1">
        <text:list-item>
          <text:p text:style-name="P10"><text:span text:style-name="Strong_20_Emphasis"><text:span text:style-name="T1">Locate the VM</text:span></text:span><text:span text:style-name="T1"> – SSH into the XCP‑ng host and list all VMs, piping the output through </text:span><text:span text:style-name="Source_20_Text"><text:span text:style-name="T1">grep</text:span></text:span><text:span text:style-name="T1"> to filter by the VM’s name: </text:span></text:p>
        </text:list-item>
      </text:list>
      <text:p text:style-name="P2"><text:span text:style-name="Source_20_Text"><text:span text:style-name="T1">xe vm-list | grep -C2 myvirtualmachine</text:span></text:span></text:p>
      <text:p text:style-name="P1">Example output (showing the UUID you need):</text:p>
      <text:p text:style-name="Preformatted_20_Text"><text:span text:style-name="Source_20_Text"><text:span text:style-name="T1">uuid (RO) <text:s text:c="9"/>: b63b8285-94b5-3d26-9fe2-4be3ab046cd9</text:span></text:span></text:p>
      <text:p text:style-name="Preformatted_20_Text"><text:span text:style-name="Source_20_Text"><text:span text:style-name="T1">name-label (RW) <text:s text:c="3"/>: myvirtualmachine-1</text:span></text:span></text:p>
      <text:p text:style-name="P2"><text:span text:style-name="Source_20_Text"><text:span text:style-name="T1">power-state (RO) <text:s text:c="2"/>: halted</text:span></text:span></text:p>
      <text:list xml:id="list2854888598" text:style-name="L2">
        <text:list-item>
          <text:p text:style-name="P11"><text:span text:style-name="Strong_20_Emphasis"><text:span text:style-name="T1">Export the VM</text:span></text:span><text:span text:style-name="T1"> – Using that UUID, export the VM to an XVA file:</text:span></text:p>
          <text:p text:style-name="P6"><text:span text:style-name="Source_20_Text"><text:span text:style-name="T1">xe vm-export vm=b63b8285-94b5-3d26-9fe2-4be3ab046cd9 \</text:span></text:span></text:p>
          <text:p text:style-name="P7"><text:span text:style-name="Source_20_Text"><text:span text:style-name="T1"><text:s text:c="13"/>filename=/run/sr-mount/a8f6df31-434f-d5e9-4163-99975b1df8ad/myvirtualmachine-1.xva</text:span></text:span></text:p>
          <text:p text:style-name="P11"><text:span text:style-name="Emphasis"><text:span text:style-name="T1">Note:</text:span></text:span><text:span text:style-name="T1"> An XVA is essentially a tarball containing the VHD (virtual hard disk) and an XML descriptor of the VM.</text:span></text:p>
        </text:list-item>
        <text:list-item>
          <text:p text:style-name="P11"><text:span text:style-name="Strong_20_Emphasis"><text:span text:style-name="T1">Transfer the XVA</text:span></text:span><text:span text:style-name="T1"> – After the SCP transfer finishes (it can take many hours), import the XVA on the destination host:</text:span></text:p>
          <text:p text:style-name="P6"><text:span text:style-name="Source_20_Text"><text:span text:style-name="T1">xe vm-import filename=/run/sr-mount/SMB/Data/Backup/VirtualMachines/XCP-NG-NG/myvirtualmachine-1.xva \</text:span></text:span></text:p>
          <text:p text:style-name="P7"><text:span text:style-name="Source_20_Text"><text:span text:style-name="T1"><text:s text:c="12"/>sr-uuid=54b7eaaa-b873-410a-cef6-6be9999edfdd</text:span></text:span></text:p>
          <text:p text:style-name="P11"><text:span text:style-name="T1">Although XOA does not provide a UI import function for XVA, you can monitor the import job in XOA after invoking </text:span><text:span text:style-name="Source_20_Text"><text:span text:style-name="T1">vm-import</text:span></text:span><text:span text:style-name="T1"> from the CLI.</text:span></text:p>
        </text:list-item>
      </text:list>
      <text:h text:style-name="P4" text:outline-level="3"><text:soft-page-break/>2. SystemRescueCD – Manual Disk Imaging</text:h>
      <text:p text:style-name="P3"><text:span text:style-name="T1">When network isolation makes XOA migration impossible and </text:span><text:span text:style-name="Source_20_Text"><text:span text:style-name="T1">xe vm-export</text:span></text:span><text:span text:style-name="T1"> fails with I/O errors, I booted a SystemRescueCD live environment and created an image of the virtual disk for later import.</text:span></text:p>
      <text:list xml:id="list4033639440" text:style-name="L3">
        <text:list-item>
          <text:p text:style-name="P12"><text:span text:style-name="Strong_20_Emphasis"><text:span text:style-name="T1">Boot the failing VM with SystemRescueCD</text:span></text:span><text:span text:style-name="T1"> and mount a network share where the image will be saved. In my case I mounted the XCP‑ng host via </text:span><text:span text:style-name="Source_20_Text"><text:span text:style-name="T1">sshfs</text:span></text:span><text:span text:style-name="T1">:</text:span></text:p>
          <text:p text:style-name="P9"><text:span text:style-name="Source_20_Text"><text:span text:style-name="T1">sshfs backup@172.16.16.16:/run/sr-mount/a7f6df31-437e-dr88-4132-8af9999df8ad /mnt/sgxcp</text:span></text:span></text:p>
        </text:list-item>
        <text:list-item>
          <text:p text:style-name="P12"><text:span text:style-name="Strong_20_Emphasis"><text:span text:style-name="T1">Convert the raw block device to a VHD</text:span></text:span><text:span text:style-name="T1"> using </text:span><text:span text:style-name="Source_20_Text"><text:span text:style-name="T1">qemu-img</text:span></text:span><text:span text:style-name="T1">:</text:span></text:p>
          <text:p text:style-name="P9"><text:span text:style-name="Source_20_Text"><text:span text:style-name="T1">qemu-img convert -p -f raw -O vpc /dev/xvdb /mnt/sgxcp/mydifficultvm.vhd</text:span></text:span></text:p>
          <text:p text:style-name="P14">Options:</text:p>
          <text:list>
            <text:list-item>
              <text:p text:style-name="P13"><text:span text:style-name="Source_20_Text"><text:span text:style-name="T1">-p</text:span></text:span><text:span text:style-name="T1"> – show progress </text:span></text:p>
            </text:list-item>
            <text:list-item>
              <text:p text:style-name="P13"><text:span text:style-name="Source_20_Text"><text:span text:style-name="T1">-f raw</text:span></text:span><text:span text:style-name="T1"> – input format is raw block device </text:span></text:p>
            </text:list-item>
            <text:list-item>
              <text:p text:style-name="P13"><text:span text:style-name="Source_20_Text"><text:span text:style-name="T1">-O vpc</text:span></text:span><text:span text:style-name="T1"> – output format is Microsoft VHD </text:span></text:p>
            </text:list-item>
          </text:list>
        </text:list-item>
        <text:list-item>
          <text:p text:style-name="P12"><text:span text:style-name="Strong_20_Emphasis"><text:span text:style-name="T1">Create a VDI on the destination host</text:span></text:span><text:span text:style-name="T1"> (the VDI acts as a wrapper that XCP‑ng can attach to a VM). First retrieve the UUID of the storage repository (SR) where the VDI will reside:</text:span></text:p>
          <text:p text:style-name="P9"><text:span text:style-name="Source_20_Text"><text:span text:style-name="T1">xe sr-list</text:span></text:span></text:p>
          <text:p text:style-name="P14">Sample output:</text:p>
          <text:p text:style-name="P8"><text:span text:style-name="Source_20_Text"><text:span text:style-name="T1">uuid (RO) <text:s text:c="10"/>: 54b98dd-b785-410a-cef6-6b999dfaa</text:span></text:span></text:p>
          <text:p text:style-name="P8"><text:span text:style-name="Source_20_Text"><text:span text:style-name="T1">name-label (RW) <text:s text:c="4"/>: SR1</text:span></text:span></text:p>
          <text:p text:style-name="P8"><text:span text:style-name="Source_20_Text"><text:span text:style-name="T1">name-description (RW): local storage on NVME1</text:span></text:span></text:p>
          <text:p text:style-name="P8"><text:span text:style-name="Source_20_Text"><text:span text:style-name="T1">host (RO) <text:s text:c="10"/>: xcp</text:span></text:span></text:p>
          <text:p text:style-name="P8"><text:span text:style-name="Source_20_Text"><text:span text:style-name="T1">type (RO) <text:s text:c="10"/>: ext</text:span></text:span></text:p>
          <text:p text:style-name="P9"><text:span text:style-name="Source_20_Text"><text:span text:style-name="T1">content-type (RO) <text:s text:c="2"/>: user</text:span></text:span></text:p>
          <text:p text:style-name="P14">Then create the VDI (choose a size equal to or larger than the source VHD):</text:p>
          <text:p text:style-name="P8"><text:span text:style-name="Source_20_Text"><text:span text:style-name="T1">xe vdi-create name-label=myvirtualmachine-1-xvda \</text:span></text:span></text:p>
          <text:p text:style-name="P8"><text:span text:style-name="Source_20_Text"><text:span text:style-name="T1"><text:s text:c="14"/>sr-uuid=54b98dd-b785-410a-cef6-6b999dfaa \</text:span></text:span></text:p>
          <text:p text:style-name="P9"><text:span text:style-name="Source_20_Text"><text:span text:style-name="T1"><text:s text:c="14"/>virtual-size=255GiB</text:span></text:span></text:p>
          <text:p text:style-name="P14">The command returns a VDI UUID; keep note of it. If you missed it, retrieve it with:</text:p>
          <text:p text:style-name="P9"><text:span text:style-name="Source_20_Text"><text:span text:style-name="T1">xe vdi-list | grep -C1 myvirtualmachine</text:span></text:span></text:p>
        </text:list-item>
        <text:list-item>
          <text:p text:style-name="P12"><text:span text:style-name="Strong_20_Emphasis"><text:span text:style-name="T1">Import the VHD into the newly created VDI</text:span></text:span><text:span text:style-name="T1">:</text:span></text:p>
          <text:p text:style-name="P8"><text:span text:style-name="Source_20_Text"><text:span text:style-name="T1">xe vdi-import filename=mydifficultvm.vhd \</text:span></text:span></text:p>
          <text:p text:style-name="P8"><text:span text:style-name="Source_20_Text"><text:span text:style-name="T1"><text:s text:c="15"/>format=vhd \</text:span></text:span></text:p>
          <text:p text:style-name="P8"><text:span text:style-name="Source_20_Text"><text:span text:style-name="T1"><text:s text:c="15"/>uuid=e0ae1995-4c6b-4a12-99a0-b70d3c9995ab \</text:span></text:span></text:p>
          <text:p text:style-name="P9"><text:span text:style-name="Source_20_Text"><text:span text:style-name="T1"><text:s text:c="15"/>progress=true</text:span></text:span></text:p>
        </text:list-item>
        <text:list-item>
          <text:p text:style-name="P12"><text:span text:style-name="Strong_20_Emphasis"><text:span text:style-name="T1">Create a VM that boots from the VDI</text:span></text:span></text:p>
          <text:list>
            <text:list-item>
              <text:p text:style-name="P15">In XOA, run the standard “Create VM” wizard (details omitted). </text:p>
            </text:list-item>
            <text:list-item>
              <text:p text:style-name="P14"><text:soft-page-break/>XOA requires a placeholder disk during VM creation; after the VM exists, delete the auto‑generated disk and attach the VDI you just created. </text:p>
            </text:list-item>
          </text:list>
        </text:list-item>
      </text:list>
      <text:p text:style-name="P3"><text:span text:style-name="Strong_20_Emphasis"><text:span text:style-name="T1">Congratulations!</text:span></text:span><text:span text:style-name="T1"> You can now start the VM.</text:span></text:p>
      <text:h text:style-name="P4" text:outline-level="3">3. Simple VHD Copy (Manual)</text:h>
      <text:p text:style-name="P1">Another option I tried for a single VM when the previous methods failed was to copy the raw VHD file directly:</text:p>
      <text:list xml:id="list3340663438" text:style-name="L4">
        <text:list-item>
          <text:p text:style-name="P23"><text:span text:style-name="T1">Locate the VHD files on the source host (they live under the SR mount point; you can find the exact path with </text:span><text:span text:style-name="Source_20_Text"><text:span text:style-name="T1">df -h</text:span></text:span><text:span text:style-name="T1"> after SSH’ing into the host). </text:span></text:p>
        </text:list-item>
        <text:list-item>
          <text:p text:style-name="P16">Copy the VHD to the new host via SCP or rsync. </text:p>
        </text:list-item>
        <text:list-item>
          <text:p text:style-name="P23"><text:span text:style-name="T1">On the destination host, create a new VDI of the appropriate size (</text:span><text:span text:style-name="Source_20_Text"><text:span text:style-name="T1">xe vdi-create …</text:span></text:span><text:span text:style-name="T1">) and import the copied VHD into it (</text:span><text:span text:style-name="Source_20_Text"><text:span text:style-name="T1">xe vdi-import …</text:span></text:span><text:span text:style-name="T1">). </text:span></text:p>
        </text:list-item>
        <text:list-item>
          <text:p text:style-name="P17">Attach the VDI to a freshly created VM as described above. </text:p>
        </text:list-item>
      </text:list>
      <text:p text:style-name="P1">This method worked intermittently; some copies still produced read errors.</text:p>
      <text:h text:style-name="P4" text:outline-level="3">4. Windows Backup (Guest‑Side)</text:h>
      <text:p text:style-name="P1">For one VM, none of the above worked. I attempted a guest‑side backup using Windows’ built‑in Backup utility, planning to:</text:p>
      <text:list xml:id="list67822802" text:style-name="L5">
        <text:list-item>
          <text:p text:style-name="P18">Back up the Windows VM internally. </text:p>
        </text:list-item>
        <text:list-item>
          <text:p text:style-name="P18">Recreate a new VM on the destination XCP‑ng host. </text:p>
        </text:list-item>
        <text:list-item>
          <text:p text:style-name="P19">Restore the backup after booting from a Windows ISO. </text:p>
        </text:list-item>
      </text:list>
      <text:p text:style-name="P1">Unfortunately this method also failed.</text:p>
      <text:h text:style-name="P4" text:outline-level="3">5. Manual Data Dump &amp; Rebuild</text:h>
      <text:p text:style-name="P1">The final approach involved manually dumping databases and files, then rebuilding the VM on the new host. I’m currently at this stage; it’s unrelated to XCP‑ng specifics, so I won’t elaborate further.</text:p>
      <text:p text:style-name="P1">At this point only two VMs remain to be rebuilt.</text:p>
      <text:h text:style-name="P5" text:outline-level="2">Closing Remarks</text:h>
      <text:p text:style-name="P1">Repeating these procedures has allowed me to recover the majority of my workloads despite severe hardware failure and network isolation. The combination of:</text:p>
      <text:list xml:id="list2273887578" text:style-name="L6">
        <text:list-item>
          <text:p text:style-name="P24"><text:span text:style-name="Source_20_Text"><text:span text:style-name="T1">xe vm-export</text:span></text:span><text:span text:style-name="T1">, </text:span></text:p>
        </text:list-item>
        <text:list-item>
          <text:p text:style-name="P21">SystemRescueCD imaging, and </text:p>
        </text:list-item>
        <text:list-item>
          <text:p text:style-name="P22">manual reconstruction </text:p>
        </text:list-item>
      </text:list>
      <text:p text:style-name="P1">provides a flexible toolbox for any XCP‑ng disaster‑recovery scenario.</text:p>
      <text:p text:style-name="P1">Doing and re‑doing is still working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Code" svg:font-family="'Fira Code', 'Fira Mono', Menlo, Consolas, 'DejaVu Sans Mono', monospac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ja" style:country-asian="JP" style:font-name-complex="Noto Sans Arabic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ja" style:country-asian="JP" style:font-name-complex="Noto Sans Arabic UI" style:font-size-complex="12pt" style:language-complex="hi" style:country-complex="IN" fo:hyphenate="false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JP" style:font-family-asian="'Noto Serif CJK JP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6-13T00:00:00</meta:creation-date>
    <dc:date>2026-02-23T17:00:17.504302521</dc:date>
    <meta:editing-duration>PT21M54S</meta:editing-duration>
    <meta:editing-cycles>4</meta:editing-cycles>
    <meta:document-statistic meta:table-count="0" meta:image-count="0" meta:object-count="0" meta:page-count="3" meta:paragraph-count="79" meta:word-count="855" meta:character-count="5472" meta:non-whitespace-character-count="4546"/>
  </office:meta>
</office:document-meta>
</file>